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ayf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17" table:default-cell-style-name="ce3"/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02760417" calcext:value-type="float">
            <text:p>0,50276041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530145833" calcext:value-type="float">
            <text:p>0,53014583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26083333" calcext:value-type="float">
            <text:p>0,52608333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59510417" calcext:value-type="float">
            <text:p>0,55951041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50814433" calcext:value-type="float">
            <text:p>0,55081443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1665625" calcext:value-type="float">
            <text:p>0,5166562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27.818" calcext:value-type="float">
            <text:p>127,818</text:p>
          </table:table-cell>
          <table:table-cell table:style-name="ce6" office:value-type="float" office:value="0.486645833" calcext:value-type="float">
            <text:p>0,48664583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20229167" calcext:value-type="float">
            <text:p>0,52022916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60453125" calcext:value-type="float">
            <text:p>0,6045312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95083333" calcext:value-type="float">
            <text:p>0,595083333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27.832" calcext:value-type="float">
            <text:p>127,832</text:p>
          </table:table-cell>
          <table:table-cell table:style-name="ce6" office:value-type="float" office:value="0.583697917" calcext:value-type="float">
            <text:p>0,58369791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72395833" calcext:value-type="float">
            <text:p>0,672395833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27.833" calcext:value-type="float">
            <text:p>127,833</text:p>
          </table:table-cell>
          <table:table-cell table:style-name="ce6" office:value-type="float" office:value="0.669104167" calcext:value-type="float">
            <text:p>0,669104167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27.821" calcext:value-type="float">
            <text:p>127,821</text:p>
          </table:table-cell>
          <table:table-cell table:style-name="ce6" office:value-type="float" office:value="0.601947917" calcext:value-type="float">
            <text:p>0,601947917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27.819" calcext:value-type="float">
            <text:p>127,819</text:p>
          </table:table-cell>
          <table:table-cell table:style-name="ce6" office:value-type="float" office:value="0.555333333" calcext:value-type="float">
            <text:p>0,555333333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27.869" calcext:value-type="float">
            <text:p>127,869</text:p>
          </table:table-cell>
          <table:table-cell table:style-name="ce6" office:value-type="float" office:value="0.615354167" calcext:value-type="float">
            <text:p>0,615354167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127.833" calcext:value-type="float">
            <text:p>127,833</text:p>
          </table:table-cell>
          <table:table-cell table:style-name="ce6" office:value-type="float" office:value="0.736697917" calcext:value-type="float">
            <text:p>0,736697917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127.826" calcext:value-type="float">
            <text:p>127,826</text:p>
          </table:table-cell>
          <table:table-cell table:style-name="ce6" office:value-type="float" office:value="0.622239583" calcext:value-type="float">
            <text:p>0,622239583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127.825" calcext:value-type="float">
            <text:p>127,825</text:p>
          </table:table-cell>
          <table:table-cell table:style-name="ce6" office:value-type="float" office:value="0.602364583" calcext:value-type="float">
            <text:p>0,602364583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530125" calcext:value-type="float">
            <text:p>0,530125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14708333" calcext:value-type="float">
            <text:p>0,514708333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546677083" calcext:value-type="float">
            <text:p>0,546677083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3675" calcext:value-type="float">
            <text:p>0,53675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25989583" calcext:value-type="float">
            <text:p>0,525989583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8715625" calcext:value-type="float">
            <text:p>0,58715625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05447917" calcext:value-type="float">
            <text:p>0,605447917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827895833" calcext:value-type="float">
            <text:p>0,827895833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725291667" calcext:value-type="float">
            <text:p>0,725291667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37354167" calcext:value-type="float">
            <text:p>0,537354167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230625" calcext:value-type="float">
            <text:p>0,5230625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564416667" calcext:value-type="float">
            <text:p>0,564416667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27.824" calcext:value-type="float">
            <text:p>127,824</text:p>
          </table:table-cell>
          <table:table-cell table:style-name="ce6" office:value-type="float" office:value="0.571114583" calcext:value-type="float">
            <text:p>0,571114583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63947917" calcext:value-type="float">
            <text:p>0,563947917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07458333" calcext:value-type="float">
            <text:p>0,607458333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576489583" calcext:value-type="float">
            <text:p>0,576489583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127.818" calcext:value-type="float">
            <text:p>127,818</text:p>
          </table:table-cell>
          <table:table-cell table:style-name="ce6" office:value-type="float" office:value="0.57096875" calcext:value-type="float">
            <text:p>0,57096875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127.819" calcext:value-type="float">
            <text:p>127,819</text:p>
          </table:table-cell>
          <table:table-cell table:style-name="ce6" office:value-type="float" office:value="0.604458333" calcext:value-type="float">
            <text:p>0,604458333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7096875" calcext:value-type="float">
            <text:p>0,67096875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9375" calcext:value-type="float">
            <text:p>0,69375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127.821" calcext:value-type="float">
            <text:p>127,821</text:p>
          </table:table-cell>
          <table:table-cell table:style-name="ce6" office:value-type="float" office:value="0.676010417" calcext:value-type="float">
            <text:p>0,676010417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6185625" calcext:value-type="float">
            <text:p>0,6185625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127.826" calcext:value-type="float">
            <text:p>127,826</text:p>
          </table:table-cell>
          <table:table-cell table:style-name="ce6" office:value-type="float" office:value="0.633583333" calcext:value-type="float">
            <text:p>0,63358333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653854167" calcext:value-type="float">
            <text:p>0,653854167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445" calcext:value-type="float">
            <text:p>0,6445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83958333" calcext:value-type="float">
            <text:p>0,583958333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6856875" calcext:value-type="float">
            <text:p>0,6856875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7" office:value-type="float" office:value="0.729875" calcext:value-type="float">
            <text:p>0,729875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97333333" calcext:value-type="float">
            <text:p>0,697333333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59028125" calcext:value-type="float">
            <text:p>0,5902812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411875" calcext:value-type="float">
            <text:p>0,6411875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2971875" calcext:value-type="float">
            <text:p>0,62971875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35166667" calcext:value-type="float">
            <text:p>0,635166667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45" calcext:value-type="float">
            <text:p>0,645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127.817" calcext:value-type="float">
            <text:p>127,817</text:p>
          </table:table-cell>
          <table:table-cell table:style-name="ce6" office:value-type="float" office:value="0.63278125" calcext:value-type="float">
            <text:p>0,63278125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50989583" calcext:value-type="float">
            <text:p>0,650989583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6096875" calcext:value-type="float">
            <text:p>0,66096875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12125" calcext:value-type="float">
            <text:p>0,612125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80395833" calcext:value-type="float">
            <text:p>0,580395833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20260417" calcext:value-type="float">
            <text:p>0,620260417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13770833" calcext:value-type="float">
            <text:p>0,613770833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408172" calcext:value-type="float">
            <text:p>0,6408172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58457292" calcext:value-type="float">
            <text:p>0,58457292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58303125" calcext:value-type="float">
            <text:p>0,58303125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1086458" calcext:value-type="float">
            <text:p>0,51086458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6430208" calcext:value-type="float">
            <text:p>0,56430208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931875" calcext:value-type="float">
            <text:p>0,5931875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1417708" calcext:value-type="float">
            <text:p>0,51417708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127.82" calcext:value-type="float">
            <text:p>127,82</text:p>
          </table:table-cell>
          <table:table-cell table:style-name="ce6" office:value-type="float" office:value="0.57338542" calcext:value-type="float">
            <text:p>0,57338542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6321875" calcext:value-type="float">
            <text:p>0,6321875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4311458" calcext:value-type="float">
            <text:p>0,64311458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4090625" calcext:value-type="float">
            <text:p>0,64090625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127.817" calcext:value-type="float">
            <text:p>127,817</text:p>
          </table:table-cell>
          <table:table-cell table:style-name="ce6" office:value-type="float" office:value="0.58402083" calcext:value-type="float">
            <text:p>0,58402083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3117708" calcext:value-type="float">
            <text:p>0,63117708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0494792" calcext:value-type="float">
            <text:p>0,6049479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0442708" calcext:value-type="float">
            <text:p>0,60442708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57119792" calcext:value-type="float">
            <text:p>0,57119792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5509375" calcext:value-type="float">
            <text:p>0,55509375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0523958" calcext:value-type="float">
            <text:p>0,60523958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4824444" calcext:value-type="float">
            <text:p>0,54824444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6409375" calcext:value-type="float">
            <text:p>0,56409375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7520833" calcext:value-type="float">
            <text:p>0,57520833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127.799" calcext:value-type="float">
            <text:p>127,799</text:p>
          </table:table-cell>
          <table:table-cell table:style-name="ce6" office:value-type="float" office:value="0.68836458" calcext:value-type="float">
            <text:p>0,6883645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127.861" calcext:value-type="float">
            <text:p>127,861</text:p>
          </table:table-cell>
          <table:table-cell table:style-name="ce6" office:value-type="float" office:value="0.64792708" calcext:value-type="float">
            <text:p>0,64792708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1490625" calcext:value-type="float">
            <text:p>0,61490625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5808125" calcext:value-type="float">
            <text:p>0,5808125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7932292" calcext:value-type="float">
            <text:p>0,57932292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9897917" calcext:value-type="float">
            <text:p>0,59897917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6913542" calcext:value-type="float">
            <text:p>0,56913542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111875" calcext:value-type="float">
            <text:p>0,6111875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5767708" calcext:value-type="float">
            <text:p>0,65767708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5967708" calcext:value-type="float">
            <text:p>0,55967708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4548958" calcext:value-type="float">
            <text:p>0,54548958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3615625" calcext:value-type="float">
            <text:p>0,53615625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9647917" calcext:value-type="float">
            <text:p>0,59647917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9970833" calcext:value-type="float">
            <text:p>0,59970833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61994792" calcext:value-type="float">
            <text:p>0,61994792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61373958" calcext:value-type="float">
            <text:p>0,61373958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27125" calcext:value-type="float">
            <text:p>0,627125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8351042" calcext:value-type="float">
            <text:p>0,58351042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7554167" calcext:value-type="float">
            <text:p>0,57554167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55863542" calcext:value-type="float">
            <text:p>0,55863542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60286458" calcext:value-type="float">
            <text:p>0,60286458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2704167" calcext:value-type="float">
            <text:p>0,62704167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1633333" calcext:value-type="float">
            <text:p>0,61633333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9164583" calcext:value-type="float">
            <text:p>0,59164583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55055208" calcext:value-type="float">
            <text:p>0,55055208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009375" calcext:value-type="float">
            <text:p>0,6009375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0927083" calcext:value-type="float">
            <text:p>0,60927083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2635417" calcext:value-type="float">
            <text:p>0,62635417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0546875" calcext:value-type="float">
            <text:p>0,60546875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60385417" calcext:value-type="float">
            <text:p>0,60385417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7533333" calcext:value-type="float">
            <text:p>0,57533333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8341667" calcext:value-type="float">
            <text:p>0,58341667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6254375" calcext:value-type="float">
            <text:p>0,6254375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1486458" calcext:value-type="float">
            <text:p>0,61486458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58909375" calcext:value-type="float">
            <text:p>0,58909375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127.818" calcext:value-type="float">
            <text:p>127,818</text:p>
          </table:table-cell>
          <table:table-cell table:style-name="ce6" office:value-type="float" office:value="0.5913125" calcext:value-type="float">
            <text:p>0,5913125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2185417" calcext:value-type="float">
            <text:p>0,62185417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3151042" calcext:value-type="float">
            <text:p>0,63151042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1261458" calcext:value-type="float">
            <text:p>0,61261458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624052083" calcext:value-type="float">
            <text:p>0,624052083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34645833" calcext:value-type="float">
            <text:p>0,634645833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30625" calcext:value-type="float">
            <text:p>0,630625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46166667" calcext:value-type="float">
            <text:p>0,646166667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31229167" calcext:value-type="float">
            <text:p>0,631229167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59446875" calcext:value-type="float">
            <text:p>0,59446875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620270833" calcext:value-type="float">
            <text:p>0,620270833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77947917" calcext:value-type="float">
            <text:p>0,577947917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1090625" calcext:value-type="float">
            <text:p>0,61090625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58440625" calcext:value-type="float">
            <text:p>0,58440625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83041667" calcext:value-type="float">
            <text:p>0,583041667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7459375" calcext:value-type="float">
            <text:p>0,57459375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127.799" calcext:value-type="float">
            <text:p>127,799</text:p>
          </table:table-cell>
          <table:table-cell table:style-name="ce6" office:value-type="float" office:value="0.599208333" calcext:value-type="float">
            <text:p>0,599208333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574166667" calcext:value-type="float">
            <text:p>0,574166667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94822917" calcext:value-type="float">
            <text:p>0,594822917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00791667" calcext:value-type="float">
            <text:p>0,600791667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23177083" calcext:value-type="float">
            <text:p>0,623177083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78166667" calcext:value-type="float">
            <text:p>0,578166667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8878125" calcext:value-type="float">
            <text:p>0,58878125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80354167" calcext:value-type="float">
            <text:p>0,580354167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127.794" calcext:value-type="float">
            <text:p>127,794</text:p>
          </table:table-cell>
          <table:table-cell table:style-name="ce6" office:value-type="float" office:value="0.6314375" calcext:value-type="float">
            <text:p>0,6314375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01020833" calcext:value-type="float">
            <text:p>0,601020833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127.795" calcext:value-type="float">
            <text:p>127,795</text:p>
          </table:table-cell>
          <table:table-cell table:style-name="ce6" office:value-type="float" office:value="0.589427083" calcext:value-type="float">
            <text:p>0,589427083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8" office:value-type="float" office:value="0.594572917" calcext:value-type="float">
            <text:p>0,594572917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13770833" calcext:value-type="float">
            <text:p>0,613770833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1475" calcext:value-type="float">
            <text:p>0,61475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625864583" calcext:value-type="float">
            <text:p>0,625864583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127.79" calcext:value-type="float">
            <text:p>127,79</text:p>
          </table:table-cell>
          <table:table-cell table:style-name="ce6" office:value-type="float" office:value="0.62509375" calcext:value-type="float">
            <text:p>0,62509375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61640625" calcext:value-type="float">
            <text:p>0,61640625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53010417" calcext:value-type="float">
            <text:p>0,653010417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6383125" calcext:value-type="float">
            <text:p>0,6383125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127.818" calcext:value-type="float">
            <text:p>127,818</text:p>
          </table:table-cell>
          <table:table-cell table:style-name="ce6" office:value-type="float" office:value="0.67242708" calcext:value-type="float">
            <text:p>0,67242708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706385417" calcext:value-type="float">
            <text:p>0,706385417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4110417" calcext:value-type="float">
            <text:p>0,64110417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2683333" calcext:value-type="float">
            <text:p>0,62683333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1463542" calcext:value-type="float">
            <text:p>0,61463542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1020833" calcext:value-type="float">
            <text:p>0,61020833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127.817" calcext:value-type="float">
            <text:p>127,817</text:p>
          </table:table-cell>
          <table:table-cell table:style-name="ce6" office:value-type="float" office:value="0.62084375" calcext:value-type="float">
            <text:p>0,62084375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2522917" calcext:value-type="float">
            <text:p>0,62522917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62889583" calcext:value-type="float">
            <text:p>0,62889583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4789583" calcext:value-type="float">
            <text:p>0,64789583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5367708" calcext:value-type="float">
            <text:p>0,65367708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127.795" calcext:value-type="float">
            <text:p>127,795</text:p>
          </table:table-cell>
          <table:table-cell table:style-name="ce6" office:value-type="float" office:value="0.66057292" calcext:value-type="float">
            <text:p>0,66057292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8857292" calcext:value-type="float">
            <text:p>0,68857292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9748958" calcext:value-type="float">
            <text:p>0,69748958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127.795" calcext:value-type="float">
            <text:p>127,795</text:p>
          </table:table-cell>
          <table:table-cell table:style-name="ce6" office:value-type="float" office:value="0.71082292" calcext:value-type="float">
            <text:p>0,71082292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74703125" calcext:value-type="float">
            <text:p>0,74703125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70941667" calcext:value-type="float">
            <text:p>0,70941667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67458333" calcext:value-type="float">
            <text:p>0,67458333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75455208" calcext:value-type="float">
            <text:p>0,75455208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844375" calcext:value-type="float">
            <text:p>0,6844375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67104167" calcext:value-type="float">
            <text:p>0,67104167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67709375" calcext:value-type="float">
            <text:p>0,67709375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68230208" calcext:value-type="float">
            <text:p>0,68230208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8883333" calcext:value-type="float">
            <text:p>0,68883333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70925" calcext:value-type="float">
            <text:p>0,70925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71833333" calcext:value-type="float">
            <text:p>0,71833333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72407292" calcext:value-type="float">
            <text:p>0,72407292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72790625" calcext:value-type="float">
            <text:p>0,72790625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71066667" calcext:value-type="float">
            <text:p>0,71066667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94125" calcext:value-type="float">
            <text:p>0,694125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8776042" calcext:value-type="float">
            <text:p>0,68776042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7099375" calcext:value-type="float">
            <text:p>0,7099375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9896875" calcext:value-type="float">
            <text:p>0,69896875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float" office:value="127.799" calcext:value-type="float">
            <text:p>127,799</text:p>
          </table:table-cell>
          <table:table-cell table:style-name="ce6" office:value-type="float" office:value="0.69154167" calcext:value-type="float">
            <text:p>0,69154167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office:value-type="float" office:value="127.794" calcext:value-type="float">
            <text:p>127,794</text:p>
          </table:table-cell>
          <table:table-cell table:style-name="ce6" office:value-type="float" office:value="0.70048958" calcext:value-type="float">
            <text:p>0,70048958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73659375" calcext:value-type="float">
            <text:p>0,73659375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7649375" calcext:value-type="float">
            <text:p>0,7649375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77194792" calcext:value-type="float">
            <text:p>0,77194792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74427083" calcext:value-type="float">
            <text:p>0,74427083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73734375" calcext:value-type="float">
            <text:p>0,73734375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75215625" calcext:value-type="float">
            <text:p>0,75215625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76641667" calcext:value-type="float">
            <text:p>0,76641667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76114583" calcext:value-type="float">
            <text:p>0,76114583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76807292" calcext:value-type="float">
            <text:p>0,76807292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77253125" calcext:value-type="float">
            <text:p>0,77253125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77313542" calcext:value-type="float">
            <text:p>0,77313542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773" calcext:value-type="float">
            <text:p>0,773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77244792" calcext:value-type="float">
            <text:p>0,77244792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77671875" calcext:value-type="float">
            <text:p>0,77671875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75215625" calcext:value-type="float">
            <text:p>0,75215625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float" office:value="127.799" calcext:value-type="float">
            <text:p>127,799</text:p>
          </table:table-cell>
          <table:table-cell table:style-name="ce6" office:value-type="float" office:value="0.73245833" calcext:value-type="float">
            <text:p>0,73245833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74564583" calcext:value-type="float">
            <text:p>0,74564583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76480208" calcext:value-type="float">
            <text:p>0,76480208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73096875" calcext:value-type="float">
            <text:p>0,73096875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70352083" calcext:value-type="float">
            <text:p>0,70352083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9967708" calcext:value-type="float">
            <text:p>0,69967708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4" office:value-type="float" office:value="127.794" calcext:value-type="float">
            <text:p>127,794</text:p>
          </table:table-cell>
          <table:table-cell table:style-name="ce6" office:value-type="float" office:value="0.7195" calcext:value-type="float">
            <text:p>0,7195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72226042" calcext:value-type="float">
            <text:p>0,72226042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995" calcext:value-type="float">
            <text:p>0,6995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71329167" calcext:value-type="float">
            <text:p>0,71329167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72467708" calcext:value-type="float">
            <text:p>0,72467708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9351042" calcext:value-type="float">
            <text:p>0,69351042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67480208" calcext:value-type="float">
            <text:p>0,67480208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9161458" calcext:value-type="float">
            <text:p>0,69161458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72996875" calcext:value-type="float">
            <text:p>0,72996875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67704167" calcext:value-type="float">
            <text:p>0,67704167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7596875" calcext:value-type="float">
            <text:p>0,67596875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74451042" calcext:value-type="float">
            <text:p>0,74451042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730875" calcext:value-type="float">
            <text:p>0,730875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4" office:value-type="float" office:value="127.793" calcext:value-type="float">
            <text:p>127,793</text:p>
          </table:table-cell>
          <table:table-cell table:style-name="ce6" office:value-type="float" office:value="0.66358333" calcext:value-type="float">
            <text:p>0,66358333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63530208" calcext:value-type="float">
            <text:p>0,63530208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64492708" calcext:value-type="float">
            <text:p>0,64492708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5258333" calcext:value-type="float">
            <text:p>0,65258333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64651579" calcext:value-type="float">
            <text:p>0,64651579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4651042" calcext:value-type="float">
            <text:p>0,64651042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6720833" calcext:value-type="float">
            <text:p>0,66720833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4" office:value-type="float" office:value="127.795" calcext:value-type="float">
            <text:p>127,795</text:p>
          </table:table-cell>
          <table:table-cell table:style-name="ce6" office:value-type="float" office:value="0.69080208" calcext:value-type="float">
            <text:p>0,69080208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7928125" calcext:value-type="float">
            <text:p>0,67928125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68001042" calcext:value-type="float">
            <text:p>0,68001042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7184" calcext:value-type="float">
            <text:p>0,7184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72165625" calcext:value-type="float">
            <text:p>0,72165625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9241667" calcext:value-type="float">
            <text:p>0,69241667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8170833" calcext:value-type="float">
            <text:p>0,68170833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749375" calcext:value-type="float">
            <text:p>0,6749375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6959375" calcext:value-type="float">
            <text:p>0,66959375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6052083" calcext:value-type="float">
            <text:p>0,66052083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5535417" calcext:value-type="float">
            <text:p>0,65535417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4" office:value-type="float" office:value="127.794" calcext:value-type="float">
            <text:p>127,794</text:p>
          </table:table-cell>
          <table:table-cell table:style-name="ce6" office:value-type="float" office:value="0.66742708" calcext:value-type="float">
            <text:p>0,66742708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67322917" calcext:value-type="float">
            <text:p>0,67322917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67236458" calcext:value-type="float">
            <text:p>0,67236458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67071875" calcext:value-type="float">
            <text:p>0,67071875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6051042" calcext:value-type="float">
            <text:p>0,66051042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3163542" calcext:value-type="float">
            <text:p>0,63163542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626375" calcext:value-type="float">
            <text:p>0,626375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3902083" calcext:value-type="float">
            <text:p>0,63902083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9925" calcext:value-type="float">
            <text:p>0,59925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7629167" calcext:value-type="float">
            <text:p>0,57629167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4" office:value-type="float" office:value="127.832" calcext:value-type="float">
            <text:p>127,832</text:p>
          </table:table-cell>
          <table:table-cell table:style-name="ce6" office:value-type="float" office:value="0.60369792" calcext:value-type="float">
            <text:p>0,60369792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57048958" calcext:value-type="float">
            <text:p>0,57048958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1564583" calcext:value-type="float">
            <text:p>0,61564583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6340625" calcext:value-type="float">
            <text:p>0,66340625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4" office:value-type="float" office:value="127.799" calcext:value-type="float">
            <text:p>127,799</text:p>
          </table:table-cell>
          <table:table-cell table:style-name="ce6" office:value-type="float" office:value="0.69997917" calcext:value-type="float">
            <text:p>0,69997917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8627083" calcext:value-type="float">
            <text:p>0,68627083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64875" calcext:value-type="float">
            <text:p>0,664875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3666667" calcext:value-type="float">
            <text:p>0,63666667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1459375" calcext:value-type="float">
            <text:p>0,61459375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57757292" calcext:value-type="float">
            <text:p>0,57757292</text:p>
          </table:table-cell>
          <table:table-cell table:number-columns-repeated="1017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58069792" calcext:value-type="float">
            <text:p>0,58069792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383125" calcext:value-type="float">
            <text:p>0,5383125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09375" calcext:value-type="float">
            <text:p>0,509375</text:p>
          </table:table-cell>
          <table:table-cell table:number-columns-repeated="1017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1430208" calcext:value-type="float">
            <text:p>0,51430208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5266667" calcext:value-type="float">
            <text:p>0,55266667</text:p>
          </table:table-cell>
          <table:table-cell table:number-columns-repeated="1017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60853125" calcext:value-type="float">
            <text:p>0,60853125</text:p>
          </table:table-cell>
          <table:table-cell table:number-columns-repeated="1017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1634375" calcext:value-type="float">
            <text:p>0,61634375</text:p>
          </table:table-cell>
          <table:table-cell table:number-columns-repeated="1017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12885417" calcext:value-type="float">
            <text:p>0,612885417</text:p>
          </table:table-cell>
          <table:table-cell table:number-columns-repeated="1017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9569792" calcext:value-type="float">
            <text:p>0,59569792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545125" calcext:value-type="float">
            <text:p>0,545125</text:p>
          </table:table-cell>
          <table:table-cell table:number-columns-repeated="1017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54298958" calcext:value-type="float">
            <text:p>0,54298958</text:p>
          </table:table-cell>
          <table:table-cell table:number-columns-repeated="1017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1209375" calcext:value-type="float">
            <text:p>0,51209375</text:p>
          </table:table-cell>
          <table:table-cell table:number-columns-repeated="1017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5822917" calcext:value-type="float">
            <text:p>0,55822917</text:p>
          </table:table-cell>
          <table:table-cell table:number-columns-repeated="1017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56405208" calcext:value-type="float">
            <text:p>0,56405208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56754167" calcext:value-type="float">
            <text:p>0,56754167</text:p>
          </table:table-cell>
          <table:table-cell table:number-columns-repeated="1017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2942708" calcext:value-type="float">
            <text:p>0,62942708</text:p>
          </table:table-cell>
          <table:table-cell table:number-columns-repeated="1017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8882292" calcext:value-type="float">
            <text:p>0,68882292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70039583" calcext:value-type="float">
            <text:p>0,70039583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4822917" calcext:value-type="float">
            <text:p>0,64822917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4540625" calcext:value-type="float">
            <text:p>0,64540625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67391667" calcext:value-type="float">
            <text:p>0,67391667</text:p>
          </table:table-cell>
          <table:table-cell table:number-columns-repeated="1017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71207292" calcext:value-type="float">
            <text:p>0,71207292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72641667" calcext:value-type="float">
            <text:p>0,72641667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71082292" calcext:value-type="float">
            <text:p>0,71082292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66579167" calcext:value-type="float">
            <text:p>0,66579167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0509375" calcext:value-type="float">
            <text:p>0,60509375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9409375" calcext:value-type="float">
            <text:p>0,59409375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09125" calcext:value-type="float">
            <text:p>0,609125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2397917" calcext:value-type="float">
            <text:p>0,62397917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8570833" calcext:value-type="float">
            <text:p>0,58570833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59829167" calcext:value-type="float">
            <text:p>0,59829167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61559375" calcext:value-type="float">
            <text:p>0,61559375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6663542" calcext:value-type="float">
            <text:p>0,56663542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29083333" calcext:value-type="float">
            <text:p>0,529083333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2597917" calcext:value-type="float">
            <text:p>0,52597917</text:p>
          </table:table-cell>
          <table:table-cell table:number-columns-repeated="1017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4909375" calcext:value-type="float">
            <text:p>0,4909375</text:p>
          </table:table-cell>
          <table:table-cell table:number-columns-repeated="1017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46019792" calcext:value-type="float">
            <text:p>0,46019792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51266667" calcext:value-type="float">
            <text:p>0,51266667</text:p>
          </table:table-cell>
          <table:table-cell table:number-columns-repeated="1017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52516667" calcext:value-type="float">
            <text:p>0,52516667</text:p>
          </table:table-cell>
          <table:table-cell table:number-columns-repeated="1017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54027083" calcext:value-type="float">
            <text:p>0,54027083</text:p>
          </table:table-cell>
          <table:table-cell table:number-columns-repeated="1017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3373958" calcext:value-type="float">
            <text:p>0,53373958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522125" calcext:value-type="float">
            <text:p>0,522125</text:p>
          </table:table-cell>
          <table:table-cell table:number-columns-repeated="1017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5089375" calcext:value-type="float">
            <text:p>0,5089375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9372917" calcext:value-type="float">
            <text:p>0,49372917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89697917" calcext:value-type="float">
            <text:p>0,489697917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493020833" calcext:value-type="float">
            <text:p>0,493020833</text:p>
          </table:table-cell>
          <table:table-cell table:number-columns-repeated="1017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496958333" calcext:value-type="float">
            <text:p>0,496958333</text:p>
          </table:table-cell>
          <table:table-cell table:number-columns-repeated="1017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90395833" calcext:value-type="float">
            <text:p>0,490395833</text:p>
          </table:table-cell>
          <table:table-cell table:number-columns-repeated="1017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471683673" calcext:value-type="float">
            <text:p>0,471683673</text:p>
          </table:table-cell>
          <table:table-cell table:number-columns-repeated="1017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4555" calcext:value-type="float">
            <text:p>0,4555</text:p>
          </table:table-cell>
          <table:table-cell table:number-columns-repeated="1017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453614583" calcext:value-type="float">
            <text:p>0,453614583</text:p>
          </table:table-cell>
          <table:table-cell table:number-columns-repeated="1017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47696875" calcext:value-type="float">
            <text:p>0,47696875</text:p>
          </table:table-cell>
          <table:table-cell table:number-columns-repeated="1017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250625" calcext:value-type="float">
            <text:p>0,5250625</text:p>
          </table:table-cell>
          <table:table-cell table:number-columns-repeated="1017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46453125" calcext:value-type="float">
            <text:p>0,46453125</text:p>
          </table:table-cell>
          <table:table-cell table:number-columns-repeated="1017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470875" calcext:value-type="float">
            <text:p>0,470875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37572917" calcext:value-type="float">
            <text:p>0,537572917</text:p>
          </table:table-cell>
          <table:table-cell table:number-columns-repeated="1017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474385417" calcext:value-type="float">
            <text:p>0,474385417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471458333" calcext:value-type="float">
            <text:p>0,471458333</text:p>
          </table:table-cell>
          <table:table-cell table:number-columns-repeated="1017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474770833" calcext:value-type="float">
            <text:p>0,474770833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471010417" calcext:value-type="float">
            <text:p>0,471010417</text:p>
          </table:table-cell>
          <table:table-cell table:number-columns-repeated="1017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49134375" calcext:value-type="float">
            <text:p>0,49134375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38916667" calcext:value-type="float">
            <text:p>0,538916667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22885417" calcext:value-type="float">
            <text:p>0,522885417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3321875" calcext:value-type="float">
            <text:p>0,53321875</text:p>
          </table:table-cell>
          <table:table-cell table:number-columns-repeated="1017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49821875" calcext:value-type="float">
            <text:p>0,49821875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38020833" calcext:value-type="float">
            <text:p>0,438020833</text:p>
          </table:table-cell>
          <table:table-cell table:number-columns-repeated="1017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413552083" calcext:value-type="float">
            <text:p>0,413552083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370270833" calcext:value-type="float">
            <text:p>0,370270833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391802083" calcext:value-type="float">
            <text:p>0,391802083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478666667" calcext:value-type="float">
            <text:p>0,478666667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45859375" calcext:value-type="float">
            <text:p>0,45859375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45190625" calcext:value-type="float">
            <text:p>0,45190625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392739583" calcext:value-type="float">
            <text:p>0,392739583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50416667" calcext:value-type="float">
            <text:p>0,450416667</text:p>
          </table:table-cell>
          <table:table-cell table:number-columns-repeated="1017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43546875" calcext:value-type="float">
            <text:p>0,43546875</text:p>
          </table:table-cell>
          <table:table-cell table:number-columns-repeated="1017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48640625" calcext:value-type="float">
            <text:p>0,48640625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24375" calcext:value-type="float">
            <text:p>0,524375</text:p>
          </table:table-cell>
          <table:table-cell table:number-columns-repeated="1017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3986875" calcext:value-type="float">
            <text:p>0,3986875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377833333" calcext:value-type="float">
            <text:p>0,377833333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428791667" calcext:value-type="float">
            <text:p>0,428791667</text:p>
          </table:table-cell>
          <table:table-cell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12166667" calcext:value-type="float">
            <text:p>0,512166667</text:p>
          </table:table-cell>
          <table:table-cell table:number-columns-repeated="1017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433916667" calcext:value-type="float">
            <text:p>0,433916667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479114583" calcext:value-type="float">
            <text:p>0,479114583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529145833" calcext:value-type="float">
            <text:p>0,529145833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145" calcext:value-type="float">
            <text:p>0,5145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479604167" calcext:value-type="float">
            <text:p>0,479604167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06572917" calcext:value-type="float">
            <text:p>0,506572917</text:p>
          </table:table-cell>
          <table:table-cell table:number-columns-repeated="1017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65625" calcext:value-type="float">
            <text:p>0,565625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210625" calcext:value-type="float">
            <text:p>0,6210625</text:p>
          </table:table-cell>
          <table:table-cell table:number-columns-repeated="1017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666447917" calcext:value-type="float">
            <text:p>0,666447917</text:p>
          </table:table-cell>
          <table:table-cell table:number-columns-repeated="1017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4" office:value-type="float" office:value="127.794" calcext:value-type="float">
            <text:p>127,794</text:p>
          </table:table-cell>
          <table:table-cell table:style-name="ce6" office:value-type="float" office:value="0.7123125" calcext:value-type="float">
            <text:p>0,7123125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704333333" calcext:value-type="float">
            <text:p>0,704333333</text:p>
          </table:table-cell>
          <table:table-cell table:number-columns-repeated="1017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98635417" calcext:value-type="float">
            <text:p>0,698635417</text:p>
          </table:table-cell>
          <table:table-cell table:number-columns-repeated="1017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68125" calcext:value-type="float">
            <text:p>0,668125</text:p>
          </table:table-cell>
          <table:table-cell table:number-columns-repeated="1017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26135417" calcext:value-type="float">
            <text:p>0,626135417</text:p>
          </table:table-cell>
          <table:table-cell table:number-columns-repeated="1017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475072917" calcext:value-type="float">
            <text:p>0,475072917</text:p>
          </table:table-cell>
          <table:table-cell table:number-columns-repeated="1017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52090625" calcext:value-type="float">
            <text:p>0,52090625</text:p>
          </table:table-cell>
          <table:table-cell table:number-columns-repeated="1017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500552083" calcext:value-type="float">
            <text:p>0,500552083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476489583" calcext:value-type="float">
            <text:p>0,476489583</text:p>
          </table:table-cell>
          <table:table-cell table:number-columns-repeated="1017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47153125" calcext:value-type="float">
            <text:p>0,47153125</text:p>
          </table:table-cell>
          <table:table-cell table:number-columns-repeated="1017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38096875" calcext:value-type="float">
            <text:p>0,38096875</text:p>
          </table:table-cell>
          <table:table-cell table:number-columns-repeated="1017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52760417" calcext:value-type="float">
            <text:p>0,452760417</text:p>
          </table:table-cell>
          <table:table-cell table:number-columns-repeated="1017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44094737" calcext:value-type="float">
            <text:p>0,544094737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08333333" calcext:value-type="float">
            <text:p>0,608333333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718125" calcext:value-type="float">
            <text:p>0,6718125</text:p>
          </table:table-cell>
          <table:table-cell table:number-columns-repeated="1017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82052083" calcext:value-type="float">
            <text:p>0,682052083</text:p>
          </table:table-cell>
          <table:table-cell table:number-columns-repeated="1017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56979167" calcext:value-type="float">
            <text:p>0,656979167</text:p>
          </table:table-cell>
          <table:table-cell table:number-columns-repeated="1017"/>
        </table:table-row>
        <table:table-row table:style-name="ro1" table:number-rows-repeated="104821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3P0" style:volatile="true">
      <number:number number:decimal-places="0" number:min-decimal-places="0" number:min-integer-digits="1" number:grouping="true"/>
      <number:text> TL</number:text>
    </number:number-style>
    <number:number-style style:name="N113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  <number:text> TL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TL</number:text>
    </number:number-style>
    <number:number-style style:name="N116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TL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2" style:volatile="true">
      <number:text> </number:text>
      <number:fill-character> </number:fill-character>
      <number:text>- TL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.00.0000</text:date>, <text:time style:data-style-name="N2" text:time-value="16:58:35.246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30T17:02:17.886000000</dc:date>
    <meta:editing-duration>PT17M7S</meta:editing-duration>
    <meta:editing-cycles>18</meta:editing-cycles>
    <meta:generator>LibreOffice/7.3.2.2$Windows_X86_64 LibreOffice_project/49f2b1bff42cfccbd8f788c8dc32c1c309559be0</meta:generator>
    <meta:document-statistic meta:table-count="1" meta:cell-count="1095" meta:object-count="0"/>
  </office:meta>
</office:document-meta>
</file>